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78in"/>
    </style:style>
    <style:style style:name="co2" style:family="table-column">
      <style:table-column-properties fo:break-before="auto" style:column-width="1.2028in"/>
    </style:style>
    <style:style style:name="co3" style:family="table-column">
      <style:table-column-properties fo:break-before="auto" style:column-width="1.4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99ccff" fo:border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>
            <text:p>LT Todo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/>
          <table:table-cell table:style-name="ce5" office:value-type="string">
            <text:p>Feature</text:p>
          </table:table-cell>
          <table:table-cell table:style-name="ce5" office:value-type="string">
            <text:p>Task</text:p>
          </table:table-cell>
          <table:table-cell table:style-name="ce5" office:value-type="string">
            <text:p>Priority (1-3)</text:p>
          </table:table-cell>
          <table:table-cell table:style-name="ce5" office:value-type="string">
            <text:p>Curr Est</text:p>
          </table:table-cell>
          <table:table-cell table:style-name="ce5" office:value-type="string">
            <text:p>Elapsed</text:p>
          </table:table-cell>
          <table:table-cell table:style-name="ce5" office:value-type="string">
            <text:p>Remain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Forgot Passwor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7" table:formula="of:=[.E5]-[.F5]" office:value-type="float" office:value="2">
            <text:p>2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string">
            <text:p>Conten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7" table:formula="of:=[.E6]-[.F6]" office:value-type="float" office:value="8">
            <text:p>8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2" office:value-type="string">
            <text:p>Error Handling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7" table:formula="of:=[.E7]-[.F7]" office:value-type="float" office:value="5">
            <text:p>5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AddEvent</text:p>
          </table:table-cell>
          <table:table-cell office:value-type="string">
            <text:p>Side Pa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7" table:formula="of:=[.E8]-[.F8]" office:value-type="float" office:value="2">
            <text:p>2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EditEvent </text:p>
          </table:table-cell>
          <table:table-cell office:value-type="string">
            <text:p>Moda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7" table:formula="of:=[.E9]-[.F9]" office:value-type="float" office:value="5">
            <text:p>5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Timeline</text:p>
          </table:table-cell>
          <table:table-cell office:value-type="string">
            <text:p>12Hou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table:formula="of:=[.E10]-[.F10]" office:value-type="float" office:value="1">
            <text:p>1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Contact Us</text:p>
          </table:table-cell>
          <table:table-cell office:value-type="string">
            <text:p>Email/For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table:formula="of:=[.E11]-[.F11]" office:value-type="float" office:value="1">
            <text:p>1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Analysis</text:p>
          </table:table-cell>
          <table:table-cell office:value-type="string">
            <text:p>More Graphs!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7" table:formula="of:=[.E12]-[.F12]" office:value-type="float" office:value="10">
            <text:p>10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Redo URLS</text:p>
          </table:table-cell>
          <table:table-cell office:value-type="string">
            <text:p>/lol/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table:formula="of:=[.E13]-[.F13]" office:value-type="float" office:value="1">
            <text:p>1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Login</text:p>
          </table:table-cell>
          <table:table-cell office:value-type="string">
            <text:p>Match passwords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7" table:formula="of:=[.E14]-[.F14]" office:value-type="float" office:value="2">
            <text:p>2</text:p>
          </table:table-cell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string">
            <text:p>Timeline</text:p>
          </table:table-cell>
          <table:table-cell office:value-type="string">
            <text:p>None selecte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7" table:formula="of:=[.E15]-[.F15]" office:value-type="float" office:value="2">
            <text:p>2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3"/>
          <table:table-cell table:number-columns-repeated="2"/>
          <table:table-cell table:style-name="ce7" table:formula="of:=[.E16]-[.F16]" office:value-type="float" office:value="0">
            <text:p>0</text:p>
          </table:table-cell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3"/>
          <table:table-cell table:number-columns-repeated="2"/>
          <table:table-cell table:style-name="ce7" table:formula="of:=[.E17]-[.F17]" office:value-type="float" office:value="0">
            <text:p>0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3"/>
          <table:table-cell table:number-columns-repeated="2"/>
          <table:table-cell table:style-name="ce7" table:formula="of:=[.E18]-[.F18]" office:value-type="float" office:value="0">
            <text:p>0</text:p>
          </table:table-cell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3"/>
          <table:table-cell table:number-columns-repeated="2"/>
          <table:table-cell table:style-name="ce7" table:formula="of:=[.E19]-[.F19]" office:value-type="float" office:value="0">
            <text:p>0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number-columns-repeated="3"/>
          <table:table-cell table:number-columns-repeated="2"/>
          <table:table-cell table:style-name="ce7" table:formula="of:=[.E20]-[.F20]" office:value-type="float" office:value="0">
            <text:p>0</text:p>
          </table:table-cell>
        </table:table-row>
        <table:table-row table:style-name="ro1">
          <table:table-cell table:style-name="ce2" office:value-type="float" office:value="17">
            <text:p>17</text:p>
          </table:table-cell>
          <table:table-cell/>
          <table:table-cell office:value-type="string">
            <text:p><text:s/></text:p>
          </table:table-cell>
          <table:table-cell/>
          <table:table-cell table:number-columns-repeated="2"/>
          <table:table-cell table:style-name="ce7" table:formula="of:=[.E21]-[.F21]" office:value-type="float" office:value="0">
            <text:p>0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6" table:number-columns-repeated="4"/>
          <table:table-cell table:style-name="ce6" office:value-type="string">
            <text:p>Total</text:p>
          </table:table-cell>
          <table:table-cell table:style-name="ce8" table:formula="of:=SUM([.G5:.G22])" office:value-type="float" office:value="39">
            <text:p>39</text:p>
          </table:table-cell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3">00/00/0000</text:date>, <text:time style:data-style-name="N2" text:time-value="0000-00-00T15:39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5T16:09:13</meta:creation-date>
    <dc:date>2013-05-23T21:47:40</dc:date>
    <meta:editing-duration>PT1M33S</meta:editing-duration>
    <meta:editing-cycles>3</meta:editing-cycles>
    <meta:generator>LibreOffice/4.0.3.3$Linux_X86_64 LibreOffice_project/400m0$Build-3</meta:generator>
    <meta:document-statistic meta:table-count="1" meta:cell-count="111" meta:object-count="0"/>
  </office:meta>
</office:document-meta>
</file>